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0.625in" style:rel-column-width="5633*"/>
    </style:style>
    <style:style style:name="Table1.B" style:family="table-column">
      <style:table-column-properties style:column-width="5.5625in" style:rel-column-width="50141*"/>
    </style:style>
    <style:style style:name="Table1.C" style:family="table-column">
      <style:table-column-properties style:column-width="1.0826in" style:rel-column-width="97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99614" officeooo:paragraph-rsid="00299614"/>
    </style:style>
    <style:style style:name="P3" style:family="paragraph" style:parent-style-name="Table_20_Contents">
      <style:paragraph-properties fo:margin-top="0in" fo:margin-bottom="0in" loext:contextual-spacing="false" fo:line-height="100%"/>
    </style:style>
    <style:style style:name="P4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bc205" officeooo:paragraph-rsid="002bc205"/>
    </style:style>
    <style:style style:name="P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2d1821" officeooo:paragraph-rsid="002d1821"/>
    </style:style>
    <style:style style:name="P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3905ca" officeooo:paragraph-rsid="003905ca"/>
    </style:style>
    <style:style style:name="P7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3a9ea0" officeooo:paragraph-rsid="003a9ea0"/>
    </style:style>
    <style:style style:name="P8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3ad04b" officeooo:paragraph-rsid="003ad04b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officeooo:rsid="00352954" officeooo:paragraph-rsid="00352954"/>
    </style:style>
    <style:style style:name="P1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352954" officeooo:paragraph-rsid="00352954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8d98c" officeooo:paragraph-rsid="00352954"/>
    </style:style>
    <style:style style:name="P1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25e01b" officeooo:paragraph-rsid="0036638f"/>
    </style:style>
    <style:style style:name="P1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3905ca" officeooo:paragraph-rsid="003905ca"/>
    </style:style>
    <style:style style:name="P14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3a9ea0" officeooo:paragraph-rsid="003a9ea0"/>
    </style:style>
    <style:style style:name="P15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3ad04b" officeooo:paragraph-rsid="003ad04b"/>
    </style:style>
    <style:style style:name="P16" style:family="paragraph" style:parent-style-name="Table_20_Heading">
      <style:text-properties officeooo:rsid="00299614" officeooo:paragraph-rsid="00299614"/>
    </style:style>
    <style:style style:name="P17" style:family="paragraph" style:parent-style-name="Table_20_Heading">
      <style:paragraph-properties fo:text-align="center" style:justify-single-word="false"/>
      <style:text-properties officeooo:rsid="00312eb9" officeooo:paragraph-rsid="00312eb9"/>
    </style:style>
    <style:style style:name="P18" style:family="paragraph" style:parent-style-name="Table_20_Heading">
      <style:text-properties officeooo:rsid="00312eb9" officeooo:paragraph-rsid="00312eb9"/>
    </style:style>
    <style:style style:name="P19" style:family="paragraph" style:parent-style-name="Text_20_body">
      <style:paragraph-properties fo:text-align="center" style:justify-single-word="false"/>
      <style:text-properties officeooo:paragraph-rsid="001f8a6b"/>
    </style:style>
    <style:style style:name="P20" style:family="paragraph" style:parent-style-name="Text_20_body">
      <style:paragraph-properties fo:text-align="start" style:justify-single-word="false"/>
      <style:text-properties officeooo:rsid="0028d98c" officeooo:paragraph-rsid="0028d98c"/>
    </style:style>
    <style:style style:name="P21" style:family="paragraph" style:parent-style-name="Text_20_body">
      <style:paragraph-properties fo:text-align="start" style:justify-single-word="false"/>
      <style:text-properties officeooo:rsid="0028d98c" officeooo:paragraph-rsid="001506e1"/>
    </style:style>
    <style:style style:name="P22" style:family="paragraph" style:parent-style-name="Text_20_body">
      <style:text-properties officeooo:paragraph-rsid="001ca26f"/>
    </style:style>
    <style:style style:name="P23" style:family="paragraph" style:parent-style-name="Text_20_body">
      <style:text-properties officeooo:paragraph-rsid="0029b11b"/>
    </style:style>
    <style:style style:name="P24" style:family="paragraph" style:parent-style-name="Title">
      <style:paragraph-properties style:shadow="none" style:join-border="false"/>
      <style:text-properties officeooo:rsid="001506e1" officeooo:paragraph-rsid="001506e1"/>
    </style:style>
    <style:style style:name="P25" style:family="paragraph" style:parent-style-name="Table_20_Contents">
      <style:paragraph-properties fo:margin-top="0in" fo:margin-bottom="0in" loext:contextual-spacing="false" fo:line-height="100%"/>
    </style:style>
    <style:style style:name="P2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officeooo:rsid="003c0ddd" officeooo:paragraph-rsid="003c0ddd"/>
    </style:style>
    <style:style style:name="P27" style:family="paragraph" style:parent-style-name="Text_20_body" style:list-style-name="L1">
      <style:text-properties style:font-name="LM Mono 8" fo:font-weight="bold" officeooo:rsid="001b618f" officeooo:paragraph-rsid="0023ed47" style:font-weight-asian="bold" style:font-weight-complex="bold"/>
    </style:style>
    <style:style style:name="P2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3c0ddd" officeooo:paragraph-rsid="003c0ddd"/>
    </style:style>
    <style:style style:name="P29" style:family="paragraph" style:parent-style-name="Heading_20_1">
      <style:text-properties officeooo:rsid="0024add5" officeooo:paragraph-rsid="001ca26f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3902cf" style:font-size-asian="10pt" style:font-size-complex="10pt"/>
    </style:style>
    <style:style style:name="T3" style:family="text">
      <style:text-properties fo:font-size="10pt" officeooo:rsid="0022274c" style:font-size-asian="10pt" style:font-size-complex="10pt"/>
    </style:style>
    <style:style style:name="T4" style:family="text">
      <style:text-properties fo:font-size="10pt" officeooo:rsid="003c0ddd" style:font-size-asian="10pt" style:font-size-complex="10pt"/>
    </style:style>
    <style:style style:name="T5" style:family="text">
      <style:text-properties officeooo:rsid="0014cbb5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officeooo:rsid="0014cbb5" style:font-size-asian="7pt" style:font-size-complex="7pt"/>
    </style:style>
    <style:style style:name="T8" style:family="text">
      <style:text-properties officeooo:rsid="001f28fe"/>
    </style:style>
    <style:style style:name="T9" style:family="text">
      <style:text-properties style:font-name="LM Mono 8" officeooo:rsid="001f8a6b"/>
    </style:style>
    <style:style style:name="T10" style:family="text">
      <style:text-properties style:font-name="LM Mono 8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LM Mono 8" fo:font-size="10pt" fo:font-weight="bold" officeooo:rsid="0023ed47" style:font-size-asian="10pt" style:font-weight-asian="bold" style:font-size-complex="10pt" style:font-weight-complex="bold"/>
    </style:style>
    <style:style style:name="T12" style:family="text">
      <style:text-properties style:font-name="LM Mono 8" fo:font-size="10pt" fo:font-weight="bold" officeooo:rsid="00352954" style:font-size-asian="10pt" style:font-weight-asian="bold" style:font-size-complex="10pt" style:font-weight-complex="bold"/>
    </style:style>
    <style:style style:name="T13" style:family="text">
      <style:text-properties style:font-name="LM Mono 8" fo:font-weight="bold" style:font-weight-asian="bold" style:font-weight-complex="bold"/>
    </style:style>
    <style:style style:name="T14" style:family="text">
      <style:text-properties style:font-name="LM Mono 8" fo:font-weight="bold" officeooo:rsid="002fd46e" style:font-weight-asian="bold" style:font-weight-complex="bold"/>
    </style:style>
    <style:style style:name="T15" style:family="text">
      <style:text-properties style:font-name="LM Mono 8" fo:font-weight="bold" officeooo:rsid="00352954" style:font-weight-asian="bold" style:font-weight-complex="bold"/>
    </style:style>
    <style:style style:name="T16" style:family="text">
      <style:text-properties style:font-name="LM Mono 8" fo:font-weight="bold" officeooo:rsid="0036638f" style:font-weight-asian="bold" style:font-weight-complex="bold"/>
    </style:style>
    <style:style style:name="T17" style:family="text">
      <style:text-properties style:font-name="DejaVu Sans1" fo:font-weight="normal" style:font-weight-asian="normal" style:font-weight-complex="normal"/>
    </style:style>
    <style:style style:name="T18" style:family="text">
      <style:text-properties style:font-name="DejaVu Sans1" fo:font-weight="normal" officeooo:rsid="002fd46e" style:font-weight-asian="normal" style:font-weight-complex="normal"/>
    </style:style>
    <style:style style:name="T19" style:family="text">
      <style:text-properties style:font-name="DejaVu Sans1" fo:font-weight="normal" officeooo:rsid="0036638f" style:font-weight-asian="normal" style:font-weight-complex="normal"/>
    </style:style>
    <style:style style:name="T20" style:family="text">
      <style:text-properties officeooo:rsid="00352954"/>
    </style:style>
    <style:style style:name="T21" style:family="text">
      <style:text-properties officeooo:rsid="0028d98c"/>
    </style:style>
    <style:style style:name="T22" style:family="text">
      <style:text-properties officeooo:rsid="0036638f"/>
    </style:style>
    <style:style style:name="T23" style:family="text">
      <style:text-properties officeooo:rsid="003a9e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heck List <text:span text:style-name="T8">04b</text:span></text:p>
      <text:p text:style-name="P19"><text:span text:style-name="T9">See also: </text:span><text:span text:style-name="T10">https://github.com/UI-FASILKOM-OS/SysProg/blob/master/CheckList/CheckList0</text:span><text:span text:style-name="T11">4</text:span><text:span text:style-name="T12">b</text:span><text:span text:style-name="T10">.pdf</text:span></text:p>
      <text:h text:style-name="P29" text:outline-level="1">VirtualBox:</text:h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/>
            </table:table-cell>
            <table:table-cell table:style-name="Table1.A1" office:value-type="string">
              <text:p text:style-name="P16">Task</text:p>
            </table:table-cell>
            <table:table-cell table:style-name="Table1.C1" office:value-type="string">
              <text:p text:style-name="P18">Duration</text:p>
            </table:table-cell>
          </table:table-row>
        </table:table-header-rows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P9">See <text:span text:style-name="T13">Checklist04a.pdf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P12"><text:span text:style-name="T20">Reenter </text:span>directory <text:span text:style-name="T22">week04/ <text:s/>(the directory in </text:span><text:span text:style-name="T16">Checklist04a.pdf</text:span><text:span text:style-name="T19">)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.</text:p>
          </table:table-cell>
          <table:table-cell table:style-name="Table1.A2" office:value-type="string">
            <text:p text:style-name="P10">Reuse all previous c-programs and Makefile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4.</text:p>
          </table:table-cell>
          <table:table-cell table:style-name="Table1.A2" office:value-type="string">
            <text:p text:style-name="P11">Create a new <text:span text:style-name="T13">“program</text:span><text:span text:style-name="T15">0</text:span><text:span text:style-name="T13">.c”</text:span> <text:span text:style-name="T20">that controls the sequence of programs that are listed inside file </text:span><text:span text:style-name="T14">“queue.txt”</text:span><text:span text:style-name="T18">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5.</text:p>
          </table:table-cell>
          <table:table-cell table:style-name="Table1.A2" office:value-type="string">
            <text:p text:style-name="P10">Check if the programs inside the <text:span text:style-name="T14">“queue.txt”</text:span><text:span text:style-name="T21"> </text:span>exist and executable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6.</text:p>
          </table:table-cell>
          <table:table-cell table:style-name="Table1.A2" office:value-type="string">
            <text:p text:style-name="P13">All other programs shall signal program0 if they are ready 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7.</text:p>
          </table:table-cell>
          <table:table-cell table:style-name="Table1.A2" office:value-type="string">
            <text:p text:style-name="P13">Program0 shall signal the programs one by one according to the order of <text:span text:style-name="T14">“queue.txt”</text:span><text:span text:style-name="T18"> </text:span><text:span text:style-name="T17">list.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<text:span text:style-name="T23">8</text:span>.</text:p>
          </table:table-cell>
          <table:table-cell table:style-name="Table1.A2" office:value-type="string">
            <text:p text:style-name="P10">Only program0.c is allowed to do screen printing (<text:span text:style-name="T13">“printf()”)</text:span>. Modify program1.c, program2.c, ... so that those programs send a string using a shared memory to program0.c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9.</text:p>
          </table:table-cell>
          <table:table-cell table:style-name="Table1.A2" office:value-type="string">
            <text:p text:style-name="P14">Create a <text:span text:style-name="T13">github.com</text:span> account.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7">10. </text:p>
          </table:table-cell>
          <table:table-cell table:style-name="Table1.A2" office:value-type="string">
            <text:p text:style-name="P14">Clone: <text:s/><text:span text:style-name="T13">git clone https://github.com/UI-FASILKOM-OS/sp192.git</text:span>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11.</text:p>
          </table:table-cell>
          <table:table-cell table:style-name="Table1.A2" office:value-type="string">
            <text:p text:style-name="P15">Create your own directory inside the SandBox directory. 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6">12.</text:p>
          </table:table-cell>
          <table:table-cell table:style-name="Table1.A2" office:value-type="string">
            <text:p text:style-name="P28">“push and pull” your work.</text:p>
          </table:table-cell>
          <table:table-cell table:style-name="Table1.C2" office:value-type="string">
            <text:p text:style-name="P3"/>
          </table:table-cell>
        </table:table-row>
      </table:table>
      <text:p text:style-name="P22"/>
      <text:p text:style-name="P21"/>
      <text:p text:style-name="P20"/>
      <text:p text:style-name="P20"/>
      <text:p text:style-name="P20"/>
      <text:p text:style-name="P20"><text:line-break/></text:p>
      <text:list xml:id="list3863731400" text:style-name="L1">
        <text:list-header>
          <text:p text:style-name="P27"/>
        </text:list-header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3c0ddd" style:font-size-asian="10pt" style:font-size-complex="10pt"/>
    </style:style>
    <style:style style:name="MT6" style:family="text">
      <style:text-properties fo:font-size="10pt" officeooo:rsid="0022274c" style:font-size-asian="10pt" style:font-size-complex="10pt"/>
    </style:style>
    <style:style style:name="MT7" style:family="text">
      <style:text-properties fo:font-size="10pt" officeooo:rsid="003902cf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1</text:span><text:span text:style-name="MT1"> -- </text:span><text:span text:style-name="MT6">2</text:span><text:span text:style-name="MT7">5</text:span><text:span text:style-name="MT1">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25T11:52:40.055972995</dc:date>
    <meta:editing-duration>PT3H50M15S</meta:editing-duration>
    <meta:editing-cycles>44</meta:editing-cycles>
    <meta:document-statistic meta:table-count="1" meta:image-count="0" meta:object-count="0" meta:page-count="1" meta:paragraph-count="31" meta:word-count="215" meta:character-count="1484" meta:non-whitespace-character-count="1222"/>
  </office:meta>
</office:document-meta>
</file>